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74c55" officeooo:paragraph-rsid="000ce48c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officeooo:rsid="00074c55" officeooo:paragraph-rsid="000ce48c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74c55" officeooo:paragraph-rsid="000ce48c" style:font-size-asian="14pt" style:font-size-complex="16pt"/>
    </style:style>
    <style:style style:name="T1" style:family="text">
      <style:text-properties officeooo:rsid="000ce4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uxel Jérémy TD3</text:p>
      <text:p text:style-name="P3">TD : <text:span text:style-name="T1">Maven</text:span></text:p>
      <text:p text:style-name="P3"/>
      <text:p text:style-name="P1"/>
      <text:p text:style-name="P1">Dépôt git : <text:span text:style-name="T1">https://github.com/Miafiaj/TD_Mav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uxel Jeremy</meta:initial-creator>
    <meta:creation-date>2017-04-11T17:16:21.651923709</meta:creation-date>
    <dc:date>2017-04-11T17:16:57.091468793</dc:date>
    <dc:creator>Rouxel Jeremy</dc:creator>
    <meta:editing-duration>PT35S</meta:editing-duration>
    <meta:editing-cycles>1</meta:editing-cycles>
    <meta:generator>LibreOffice/4.3.3.2$Linux_X86_64 LibreOffice_project/430m0$Build-2</meta:generator>
    <meta:document-statistic meta:table-count="0" meta:image-count="0" meta:object-count="0" meta:page-count="1" meta:paragraph-count="3" meta:word-count="10" meta:character-count="74" meta:non-whitespace-character-count="67"/>
  </office:meta>
</office:document-meta>
</file>